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46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434.3pt"/>
    </style:style>
    <style:style style:name="co4" style:family="table-column">
      <style:table-column-properties fo:break-before="auto" style:column-width="37.64pt"/>
    </style:style>
    <style:style style:name="co5" style:family="table-column">
      <style:table-column-properties fo:break-before="auto" style:column-width="62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mp12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</table:table-row>
        <table:table-row table:style-name="ro1" table:number-rows-repeated="46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3.962281079072" calcext:value-type="float">
            <text:p>683.9622810791</text:p>
          </table:table-cell>
          <table:table-cell office:value-type="float" office:value="87.6887170494224" calcext:value-type="float">
            <text:p>87.6887170494</text:p>
          </table:table-cell>
          <table:table-cell office:value-type="string" calcext:value-type="string">
            <text:p>[{'sigma': 2.5, 'nfeatures': 1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41.9" calcext:value-type="float">
            <text:p>2941.9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5.366233793499" calcext:value-type="float">
            <text:p>865.3662337935</text:p>
          </table:table-cell>
          <table:table-cell office:value-type="float" office:value="85.1846022609635" calcext:value-type="float">
            <text:p>85.184602261</text:p>
          </table:table-cell>
          <table:table-cell office:value-type="string" calcext:value-type="string">
            <text:p>[{'sigma': 1.0, 'nfeatures': 1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00.75" calcext:value-type="float">
            <text:p>2900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1.598317951726" calcext:value-type="float">
            <text:p>821.5983179517</text:p>
          </table:table-cell>
          <table:table-cell office:value-type="float" office:value="84.3680476571416" calcext:value-type="float">
            <text:p>84.3680476571</text:p>
          </table:table-cell>
          <table:table-cell office:value-type="string" calcext:value-type="string">
            <text:p>[{'sigma': 1.0, 'nfeatures': 1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71.85" calcext:value-type="float">
            <text:p>2871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0.19886091188" calcext:value-type="float">
            <text:p>610.1988609119</text:p>
          </table:table-cell>
          <table:table-cell office:value-type="float" office:value="84.2156161394936" calcext:value-type="float">
            <text:p>84.2156161395</text:p>
          </table:table-cell>
          <table:table-cell office:value-type="string" calcext:value-type="string">
            <text:p>[{'sigma': 1.0, 'nfeatures': 1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5.140336907255" calcext:value-type="float">
            <text:p>825.1403369073</text:p>
          </table:table-cell>
          <table:table-cell office:value-type="float" office:value="81.2678429528936" calcext:value-type="float">
            <text:p>81.2678429529</text:p>
          </table:table-cell>
          <table:table-cell office:value-type="string" calcext:value-type="string">
            <text:p>[{'sigma': 2.5, 'nfeatures': 25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184.05" calcext:value-type="float">
            <text:p>4184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0.580228840048" calcext:value-type="float">
            <text:p>780.58022884</text:p>
          </table:table-cell>
          <table:table-cell office:value-type="float" office:value="80.4089492016158" calcext:value-type="float">
            <text:p>80.4089492016</text:p>
          </table:table-cell>
          <table:table-cell office:value-type="string" calcext:value-type="string">
            <text:p>[{'sigma': 1.0, 'nfeatures': 25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84.6" calcext:value-type="float">
            <text:p>3984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4.059592227334" calcext:value-type="float">
            <text:p>854.0595922273</text:p>
          </table:table-cell>
          <table:table-cell office:value-type="float" office:value="79.7055524392772" calcext:value-type="float">
            <text:p>79.7055524393</text:p>
          </table:table-cell>
          <table:table-cell office:value-type="string" calcext:value-type="string">
            <text:p>[{'sigma': 1.6, 'nfeatures': 1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01.3" calcext:value-type="float">
            <text:p>3001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2.050836987849" calcext:value-type="float">
            <text:p>872.0508369878</text:p>
          </table:table-cell>
          <table:table-cell office:value-type="float" office:value="79.627002807418" calcext:value-type="float">
            <text:p>79.6270028074</text:p>
          </table:table-cell>
          <table:table-cell office:value-type="string" calcext:value-type="string">
            <text:p>[{'sigma': 1.0, 'nfeatures': 25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687.75" calcext:value-type="float">
            <text:p>4687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1.474187166752" calcext:value-type="float">
            <text:p>821.4741871668</text:p>
          </table:table-cell>
          <table:table-cell office:value-type="float" office:value="79.4191844451579" calcext:value-type="float">
            <text:p>79.4191844452</text:p>
          </table:table-cell>
          <table:table-cell office:value-type="string" calcext:value-type="string">
            <text:p>[{'sigma': 1.6, 'nfeatures': 1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76.15" calcext:value-type="float">
            <text:p>2976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5.941522327722" calcext:value-type="float">
            <text:p>825.9415223277</text:p>
          </table:table-cell>
          <table:table-cell office:value-type="float" office:value="79.3068080927931" calcext:value-type="float">
            <text:p>79.3068080928</text:p>
          </table:table-cell>
          <table:table-cell office:value-type="string" calcext:value-type="string">
            <text:p>[{'sigma': 1.0, 'nfeatures': 25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48.6" calcext:value-type="float">
            <text:p>3848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.388415329291" calcext:value-type="float">
            <text:p>625.3884153293</text:p>
          </table:table-cell>
          <table:table-cell office:value-type="float" office:value="79.2419984204697" calcext:value-type="float">
            <text:p>79.2419984205</text:p>
          </table:table-cell>
          <table:table-cell office:value-type="string" calcext:value-type="string">
            <text:p>[{'sigma': 1.6, 'nfeatures': 1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2.583741841996" calcext:value-type="float">
            <text:p>802.583741842</text:p>
          </table:table-cell>
          <table:table-cell office:value-type="float" office:value="77.4167557217261" calcext:value-type="float">
            <text:p>77.4167557217</text:p>
          </table:table-cell>
          <table:table-cell office:value-type="string" calcext:value-type="string">
            <text:p>[{'sigma': 2.5, 'nfeatures': 25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3.95" calcext:value-type="float">
            <text:p>943.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92.316666159614" calcext:value-type="float">
            <text:p>792.3166661596</text:p>
          </table:table-cell>
          <table:table-cell office:value-type="float" office:value="77.4128231970538" calcext:value-type="float">
            <text:p>77.4128231971</text:p>
          </table:table-cell>
          <table:table-cell office:value-type="string" calcext:value-type="string">
            <text:p>[{'sigma': 2.5, 'nfeatures': 1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3.55" calcext:value-type="float">
            <text:p>943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4.196367985346" calcext:value-type="float">
            <text:p>824.1963679853</text:p>
          </table:table-cell>
          <table:table-cell office:value-type="float" office:value="77.2511679606093" calcext:value-type="float">
            <text:p>77.2511679606</text:p>
          </table:table-cell>
          <table:table-cell office:value-type="string" calcext:value-type="string">
            <text:p>[{'sigma': 2.5, 'nfeatures': 1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94.9" calcext:value-type="float">
            <text:p>2994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51.748211236083" calcext:value-type="float">
            <text:p>851.7482112361</text:p>
          </table:table-cell>
          <table:table-cell office:value-type="float" office:value="76.4456067427316" calcext:value-type="float">
            <text:p>76.4456067427</text:p>
          </table:table-cell>
          <table:table-cell office:value-type="string" calcext:value-type="string">
            <text:p>[{'sigma': 2.5, 'nfeatures': 1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16.2" calcext:value-type="float">
            <text:p>3016.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54.79502699171" calcext:value-type="float">
            <text:p>754.7950269917</text:p>
          </table:table-cell>
          <table:table-cell office:value-type="float" office:value="76.0931445520296" calcext:value-type="float">
            <text:p>76.093144552</text:p>
          </table:table-cell>
          <table:table-cell office:value-type="string" calcext:value-type="string">
            <text:p>[{'sigma': 1.0, 'nfeatures': 1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90.8" calcext:value-type="float">
            <text:p>890.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1.496976122339" calcext:value-type="float">
            <text:p>741.4969761223</text:p>
          </table:table-cell>
          <table:table-cell office:value-type="float" office:value="76.0080908886065" calcext:value-type="float">
            <text:p>76.0080908886</text:p>
          </table:table-cell>
          <table:table-cell office:value-type="string" calcext:value-type="string">
            <text:p>[{'sigma': 1.0, 'nfeatures': 25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92.9" calcext:value-type="float">
            <text:p>892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3.164851872284" calcext:value-type="float">
            <text:p>803.1648518723</text:p>
          </table:table-cell>
          <table:table-cell office:value-type="float" office:value="75.8400390180722" calcext:value-type="float">
            <text:p>75.8400390181</text:p>
          </table:table-cell>
          <table:table-cell office:value-type="string" calcext:value-type="string">
            <text:p>[{'sigma': 1.6, 'nfeatures': 25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332.4" calcext:value-type="float">
            <text:p>4332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8.867818084358" calcext:value-type="float">
            <text:p>858.8678180844</text:p>
          </table:table-cell>
          <table:table-cell office:value-type="float" office:value="74.8046352731325" calcext:value-type="float">
            <text:p>74.8046352731</text:p>
          </table:table-cell>
          <table:table-cell office:value-type="string" calcext:value-type="string">
            <text:p>[{'sigma': 1.6, 'nfeatures': 25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392.8" calcext:value-type="float">
            <text:p>4392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7.657707679301" calcext:value-type="float">
            <text:p>767.6577076793</text:p>
          </table:table-cell>
          <table:table-cell office:value-type="float" office:value="74.7874651293081" calcext:value-type="float">
            <text:p>74.7874651293</text:p>
          </table:table-cell>
          <table:table-cell office:value-type="string" calcext:value-type="string">
            <text:p>[{'sigma': 1.0, 'nfeatures': 1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5.63424983187" calcext:value-type="float">
            <text:p>755.6342498319</text:p>
          </table:table-cell>
          <table:table-cell office:value-type="float" office:value="74.7449173301563" calcext:value-type="float">
            <text:p>74.7449173302</text:p>
          </table:table-cell>
          <table:table-cell office:value-type="string" calcext:value-type="string">
            <text:p>[{'sigma': 1.0, 'nfeatures': 25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05.65" calcext:value-type="float">
            <text:p>905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4.559467299611" calcext:value-type="float">
            <text:p>824.5594672996</text:p>
          </table:table-cell>
          <table:table-cell office:value-type="float" office:value="74.4121445909537" calcext:value-type="float">
            <text:p>74.412144591</text:p>
          </table:table-cell>
          <table:table-cell office:value-type="string" calcext:value-type="string">
            <text:p>[{'sigma': 1.6, 'nfeatures': 25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272.85" calcext:value-type="float">
            <text:p>4272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9.086113632702" calcext:value-type="float">
            <text:p>829.0861136327</text:p>
          </table:table-cell>
          <table:table-cell office:value-type="float" office:value="73.1233555077716" calcext:value-type="float">
            <text:p>73.1233555078</text:p>
          </table:table-cell>
          <table:table-cell office:value-type="string" calcext:value-type="string">
            <text:p>[{'sigma': 2.5, 'nfeatures': 25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419.35" calcext:value-type="float">
            <text:p>4419.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65.533148466927" calcext:value-type="float">
            <text:p>765.5331484669</text:p>
          </table:table-cell>
          <table:table-cell office:value-type="float" office:value="72.6577572229202" calcext:value-type="float">
            <text:p>72.6577572229</text:p>
          </table:table-cell>
          <table:table-cell office:value-type="string" calcext:value-type="string">
            <text:p>[{'sigma': 1.6, 'nfeatures': 1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2.45" calcext:value-type="float">
            <text:p>1022.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4.859989263192" calcext:value-type="float">
            <text:p>764.8599892632</text:p>
          </table:table-cell>
          <table:table-cell office:value-type="float" office:value="72.6164984998366" calcext:value-type="float">
            <text:p>72.6164984998</text:p>
          </table:table-cell>
          <table:table-cell office:value-type="string" calcext:value-type="string">
            <text:p>[{'sigma': 1.6, 'nfeatures': 25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6.15" calcext:value-type="float">
            <text:p>1026.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72.566799833554" calcext:value-type="float">
            <text:p>772.5667998336</text:p>
          </table:table-cell>
          <table:table-cell office:value-type="float" office:value="72.3975034621548" calcext:value-type="float">
            <text:p>72.3975034622</text:p>
          </table:table-cell>
          <table:table-cell office:value-type="string" calcext:value-type="string">
            <text:p>[{'sigma': 1.0, 'nfeatures': 1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90.6" calcext:value-type="float">
            <text:p>1090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71.985145823777" calcext:value-type="float">
            <text:p>771.9851458238</text:p>
          </table:table-cell>
          <table:table-cell office:value-type="float" office:value="72.0680800192061" calcext:value-type="float">
            <text:p>72.0680800192</text:p>
          </table:table-cell>
          <table:table-cell office:value-type="string" calcext:value-type="string">
            <text:p>[{'sigma': 1.0, 'nfeatures': 25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98.25" calcext:value-type="float">
            <text:p>1098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7.012224713876" calcext:value-type="float">
            <text:p>857.0122247139</text:p>
          </table:table-cell>
          <table:table-cell office:value-type="float" office:value="72.0494217958274" calcext:value-type="float">
            <text:p>72.0494217958</text:p>
          </table:table-cell>
          <table:table-cell office:value-type="string" calcext:value-type="string">
            <text:p>[{'sigma': 2.5, 'nfeatures': 25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33.65" calcext:value-type="float">
            <text:p>4533.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4.487531620089" calcext:value-type="float">
            <text:p>764.4875316201</text:p>
          </table:table-cell>
          <table:table-cell office:value-type="float" office:value="71.4174967239308" calcext:value-type="float">
            <text:p>71.4174967239</text:p>
          </table:table-cell>
          <table:table-cell office:value-type="string" calcext:value-type="string">
            <text:p>[{'sigma': 1.6, 'nfeatures': 25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26.95" calcext:value-type="float">
            <text:p>926.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0.697775041102" calcext:value-type="float">
            <text:p>770.6977750411</text:p>
          </table:table-cell>
          <table:table-cell office:value-type="float" office:value="71.3975765620576" calcext:value-type="float">
            <text:p>71.3975765621</text:p>
          </table:table-cell>
          <table:table-cell office:value-type="string" calcext:value-type="string">
            <text:p>[{'sigma': 1.6, 'nfeatures': 1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25.95" calcext:value-type="float">
            <text:p>925.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0.282115895007" calcext:value-type="float">
            <text:p>780.282115895</text:p>
          </table:table-cell>
          <table:table-cell office:value-type="float" office:value="69.9149600110912" calcext:value-type="float">
            <text:p>69.9149600111</text:p>
          </table:table-cell>
          <table:table-cell office:value-type="string" calcext:value-type="string">
            <text:p>[{'sigma': 1.6, 'nfeatures': 1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64.95" calcext:value-type="float">
            <text:p>1064.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.943339317852" calcext:value-type="float">
            <text:p>780.9433393179</text:p>
          </table:table-cell>
          <table:table-cell office:value-type="float" office:value="69.8916697579211" calcext:value-type="float">
            <text:p>69.8916697579</text:p>
          </table:table-cell>
          <table:table-cell office:value-type="string" calcext:value-type="string">
            <text:p>[{'sigma': 1.6, 'nfeatures': 25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67.3" calcext:value-type="float">
            <text:p>1067.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75.3543595938" calcext:value-type="float">
            <text:p>775.3543595938</text:p>
          </table:table-cell>
          <table:table-cell office:value-type="float" office:value="69.1840730027822" calcext:value-type="float">
            <text:p>69.1840730028</text:p>
          </table:table-cell>
          <table:table-cell office:value-type="string" calcext:value-type="string">
            <text:p>[{'sigma': 2.5, 'nfeatures': 1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72.1" calcext:value-type="float">
            <text:p>1072.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75.231953273392" calcext:value-type="float">
            <text:p>775.2319532734</text:p>
          </table:table-cell>
          <table:table-cell office:value-type="float" office:value="69.1600854594874" calcext:value-type="float">
            <text:p>69.1600854595</text:p>
          </table:table-cell>
          <table:table-cell office:value-type="string" calcext:value-type="string">
            <text:p>[{'sigma': 2.5, 'nfeatures': 25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76.5" calcext:value-type="float">
            <text:p>1076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0.492067160773" calcext:value-type="float">
            <text:p>790.4920671608</text:p>
          </table:table-cell>
          <table:table-cell office:value-type="float" office:value="69.068708682337" calcext:value-type="float">
            <text:p>69.0687086823</text:p>
          </table:table-cell>
          <table:table-cell office:value-type="string" calcext:value-type="string">
            <text:p>[{'sigma': 2.5, 'nfeatures': 1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20.85" calcext:value-type="float">
            <text:p>1120.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1.098466640851" calcext:value-type="float">
            <text:p>791.0984666409</text:p>
          </table:table-cell>
          <table:table-cell office:value-type="float" office:value="69.0095276889091" calcext:value-type="float">
            <text:p>69.0095276889</text:p>
          </table:table-cell>
          <table:table-cell office:value-type="string" calcext:value-type="string">
            <text:p>[{'sigma': 2.5, 'nfeatures': 25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9.989685878802" calcext:value-type="float">
            <text:p>829.9896858788</text:p>
          </table:table-cell>
          <table:table-cell office:value-type="float" office:value="58.9928980849922" calcext:value-type="float">
            <text:p>58.992898085</text:p>
          </table:table-cell>
          <table:table-cell office:value-type="string" calcext:value-type="string">
            <text:p>[{'sigma': 1.0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8722.05" calcext:value-type="float">
            <text:p>18722.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5.150312124656" calcext:value-type="float">
            <text:p>845.1503121247</text:p>
          </table:table-cell>
          <table:table-cell office:value-type="float" office:value="57.7902275595834" calcext:value-type="float">
            <text:p>57.7902275596</text:p>
          </table:table-cell>
          <table:table-cell office:value-type="string" calcext:value-type="string">
            <text:p>[{'sigma': 1.0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7813.95" calcext:value-type="float">
            <text:p>17813.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1.045306095199" calcext:value-type="float">
            <text:p>801.0453060952</text:p>
          </table:table-cell>
          <table:table-cell office:value-type="float" office:value="57.4766178067924" calcext:value-type="float">
            <text:p>57.4766178068</text:p>
          </table:table-cell>
          <table:table-cell office:value-type="string" calcext:value-type="string">
            <text:p>[{'sigma': 1.0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075.8" calcext:value-type="float">
            <text:p>21075.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84.265732011221" calcext:value-type="float">
            <text:p>884.2657320112</text:p>
          </table:table-cell>
          <table:table-cell office:value-type="float" office:value="56.4111994076547" calcext:value-type="float">
            <text:p>56.4111994077</text:p>
          </table:table-cell>
          <table:table-cell office:value-type="string" calcext:value-type="string">
            <text:p>[{'sigma': 1.0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902.6" calcext:value-type="float">
            <text:p>21902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4.566006832203" calcext:value-type="float">
            <text:p>834.5660068322</text:p>
          </table:table-cell>
          <table:table-cell office:value-type="float" office:value="56.1548426653501" calcext:value-type="float">
            <text:p>56.1548426654</text:p>
          </table:table-cell>
          <table:table-cell office:value-type="string" calcext:value-type="string">
            <text:p>[{'sigma': 1.0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688.35" calcext:value-type="float">
            <text:p>19688.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7.374877470892" calcext:value-type="float">
            <text:p>847.3748774709</text:p>
          </table:table-cell>
          <table:table-cell office:value-type="float" office:value="55.9661637006863" calcext:value-type="float">
            <text:p>55.9661637007</text:p>
          </table:table-cell>
          <table:table-cell office:value-type="string" calcext:value-type="string">
            <text:p>[{'sigma': 1.6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810.35" calcext:value-type="float">
            <text:p>19810.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6.605014880236" calcext:value-type="float">
            <text:p>866.6050148802</text:p>
          </table:table-cell>
          <table:table-cell office:value-type="float" office:value="54.8655608964485" calcext:value-type="float">
            <text:p>54.8655608964</text:p>
          </table:table-cell>
          <table:table-cell office:value-type="string" calcext:value-type="string">
            <text:p>[{'sigma': 1.6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097.25" calcext:value-type="float">
            <text:p>20097.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9.455655369903" calcext:value-type="float">
            <text:p>889.4556553699</text:p>
          </table:table-cell>
          <table:table-cell office:value-type="float" office:value="54.8267258581088" calcext:value-type="float">
            <text:p>54.8267258581</text:p>
          </table:table-cell>
          <table:table-cell office:value-type="string" calcext:value-type="string">
            <text:p>[{'sigma': 1.0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081.25" calcext:value-type="float">
            <text:p>24081.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9.228877968264" calcext:value-type="float">
            <text:p>869.2288779683</text:p>
          </table:table-cell>
          <table:table-cell office:value-type="float" office:value="54.7839541727405" calcext:value-type="float">
            <text:p>54.7839541727</text:p>
          </table:table-cell>
          <table:table-cell office:value-type="string" calcext:value-type="string">
            <text:p>[{'sigma': 2.5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657.95" calcext:value-type="float">
            <text:p>19657.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7.869997461294" calcext:value-type="float">
            <text:p>847.8699974613</text:p>
          </table:table-cell>
          <table:table-cell office:value-type="float" office:value="54.7606644985413" calcext:value-type="float">
            <text:p>54.7606644985</text:p>
          </table:table-cell>
          <table:table-cell office:value-type="string" calcext:value-type="string">
            <text:p>[{'sigma': 1.6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668.2" calcext:value-type="float">
            <text:p>19668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6.553462836736" calcext:value-type="float">
            <text:p>816.5534628367</text:p>
          </table:table-cell>
          <table:table-cell office:value-type="float" office:value="54.703543377893" calcext:value-type="float">
            <text:p>54.7035433779</text:p>
          </table:table-cell>
          <table:table-cell office:value-type="string" calcext:value-type="string">
            <text:p>[{'sigma': 1.6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305.45" calcext:value-type="float">
            <text:p>22305.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1.192412022904" calcext:value-type="float">
            <text:p>871.1924120229</text:p>
          </table:table-cell>
          <table:table-cell office:value-type="float" office:value="53.4966574454595" calcext:value-type="float">
            <text:p>53.4966574455</text:p>
          </table:table-cell>
          <table:table-cell office:value-type="string" calcext:value-type="string">
            <text:p>[{'sigma': 1.6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250.5" calcext:value-type="float">
            <text:p>22250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5.666293911573" calcext:value-type="float">
            <text:p>835.6662939116</text:p>
          </table:table-cell>
          <table:table-cell office:value-type="float" office:value="53.4837683672273" calcext:value-type="float">
            <text:p>53.4837683672</text:p>
          </table:table-cell>
          <table:table-cell office:value-type="string" calcext:value-type="string">
            <text:p>[{'sigma': 1.6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804.4" calcext:value-type="float">
            <text:p>21804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0.990448790912" calcext:value-type="float">
            <text:p>850.9904487909</text:p>
          </table:table-cell>
          <table:table-cell office:value-type="float" office:value="53.3685123622583" calcext:value-type="float">
            <text:p>53.3685123623</text:p>
          </table:table-cell>
          <table:table-cell office:value-type="string" calcext:value-type="string">
            <text:p>[{'sigma': 2.5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450.95" calcext:value-type="float">
            <text:p>20450.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5.075961525312" calcext:value-type="float">
            <text:p>835.0759615253</text:p>
          </table:table-cell>
          <table:table-cell office:value-type="float" office:value="53.0906264903249" calcext:value-type="float">
            <text:p>53.0906264903</text:p>
          </table:table-cell>
          <table:table-cell office:value-type="string" calcext:value-type="string">
            <text:p>[{'sigma': 2.5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990.85" calcext:value-type="float">
            <text:p>21990.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4.985036685114" calcext:value-type="float">
            <text:p>864.9850366851</text:p>
          </table:table-cell>
          <table:table-cell office:value-type="float" office:value="53.0166831351768" calcext:value-type="float">
            <text:p>53.0166831352</text:p>
          </table:table-cell>
          <table:table-cell office:value-type="string" calcext:value-type="string">
            <text:p>[{'sigma': 2.5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792.4" calcext:value-type="float">
            <text:p>20792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0.473004284721" calcext:value-type="float">
            <text:p>820.4730042847</text:p>
          </table:table-cell>
          <table:table-cell office:value-type="float" office:value="52.4166924542629" calcext:value-type="float">
            <text:p>52.4166924543</text:p>
          </table:table-cell>
          <table:table-cell office:value-type="string" calcext:value-type="string">
            <text:p>[{'sigma': 1.0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24.85" calcext:value-type="float">
            <text:p>3724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0.528640145445" calcext:value-type="float">
            <text:p>830.5286401454</text:p>
          </table:table-cell>
          <table:table-cell office:value-type="float" office:value="52.183255370237" calcext:value-type="float">
            <text:p>52.1832553702</text:p>
          </table:table-cell>
          <table:table-cell office:value-type="string" calcext:value-type="string">
            <text:p>[{'sigma': 1.0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41.8" calcext:value-type="float">
            <text:p>3541.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9.499938785433" calcext:value-type="float">
            <text:p>859.4999387854</text:p>
          </table:table-cell>
          <table:table-cell office:value-type="float" office:value="52.1419661128634" calcext:value-type="float">
            <text:p>52.1419661129</text:p>
          </table:table-cell>
          <table:table-cell office:value-type="string" calcext:value-type="string">
            <text:p>[{'sigma': 2.5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636.85" calcext:value-type="float">
            <text:p>22636.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79.430557161347" calcext:value-type="float">
            <text:p>879.4305571613</text:p>
          </table:table-cell>
          <table:table-cell office:value-type="float" office:value="51.9031892603104" calcext:value-type="float">
            <text:p>51.9031892603</text:p>
          </table:table-cell>
          <table:table-cell office:value-type="string" calcext:value-type="string">
            <text:p>[{'sigma': 2.5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975" calcext:value-type="float">
            <text:p>229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8.061770970334" calcext:value-type="float">
            <text:p>778.0617709703</text:p>
          </table:table-cell>
          <table:table-cell office:value-type="float" office:value="51.3460961230755" calcext:value-type="float">
            <text:p>51.3460961231</text:p>
          </table:table-cell>
          <table:table-cell office:value-type="string" calcext:value-type="string">
            <text:p>[{'sigma': 1.0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35.9" calcext:value-type="float">
            <text:p>3735.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79.416282537732" calcext:value-type="float">
            <text:p>779.4162825377</text:p>
          </table:table-cell>
          <table:table-cell office:value-type="float" office:value="51.1388539251051" calcext:value-type="float">
            <text:p>51.1388539251</text:p>
          </table:table-cell>
          <table:table-cell office:value-type="string" calcext:value-type="string">
            <text:p>[{'sigma': 1.0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2.911185040478" calcext:value-type="float">
            <text:p>762.9111850405</text:p>
          </table:table-cell>
          <table:table-cell office:value-type="float" office:value="50.7405263507177" calcext:value-type="float">
            <text:p>50.7405263507</text:p>
          </table:table-cell>
          <table:table-cell office:value-type="string" calcext:value-type="string">
            <text:p>[{'sigma': 1.0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26.95" calcext:value-type="float">
            <text:p>3026.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47.057734675543" calcext:value-type="float">
            <text:p>847.0577346755</text:p>
          </table:table-cell>
          <table:table-cell office:value-type="float" office:value="50.4403006887226" calcext:value-type="float">
            <text:p>50.4403006887</text:p>
          </table:table-cell>
          <table:table-cell office:value-type="string" calcext:value-type="string">
            <text:p>[{'sigma': 1.0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96.3" calcext:value-type="float">
            <text:p>3596.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6.935274110847" calcext:value-type="float">
            <text:p>786.9352741108</text:p>
          </table:table-cell>
          <table:table-cell office:value-type="float" office:value="50.1605719345505" calcext:value-type="float">
            <text:p>50.1605719346</text:p>
          </table:table-cell>
          <table:table-cell office:value-type="string" calcext:value-type="string">
            <text:p>[{'sigma': 1.0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3.714330291712" calcext:value-type="float">
            <text:p>753.7143302917</text:p>
          </table:table-cell>
          <table:table-cell office:value-type="float" office:value="49.9898517697408" calcext:value-type="float">
            <text:p>49.9898517697</text:p>
          </table:table-cell>
          <table:table-cell office:value-type="string" calcext:value-type="string">
            <text:p>[{'sigma': 1.0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09.8" calcext:value-type="float">
            <text:p>2909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6.891353582349" calcext:value-type="float">
            <text:p>816.8913535824</text:p>
          </table:table-cell>
          <table:table-cell office:value-type="float" office:value="49.9345099922894" calcext:value-type="float">
            <text:p>49.9345099923</text:p>
          </table:table-cell>
          <table:table-cell office:value-type="string" calcext:value-type="string">
            <text:p>[{'sigma': 2.5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87.1" calcext:value-type="float">
            <text:p>3787.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5.090207156616" calcext:value-type="float">
            <text:p>765.0902071566</text:p>
          </table:table-cell>
          <table:table-cell office:value-type="float" office:value="49.8149353504898" calcext:value-type="float">
            <text:p>49.8149353505</text:p>
          </table:table-cell>
          <table:table-cell office:value-type="string" calcext:value-type="string">
            <text:p>[{'sigma': 1.0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71.05" calcext:value-type="float">
            <text:p>3571.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8.270312031612" calcext:value-type="float">
            <text:p>798.2703120316</text:p>
          </table:table-cell>
          <table:table-cell office:value-type="float" office:value="49.7561782771658" calcext:value-type="float">
            <text:p>49.7561782772</text:p>
          </table:table-cell>
          <table:table-cell office:value-type="string" calcext:value-type="string">
            <text:p>[{'sigma': 1.6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17.4" calcext:value-type="float">
            <text:p>3717.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74.008798955148" calcext:value-type="float">
            <text:p>774.0087989551</text:p>
          </table:table-cell>
          <table:table-cell office:value-type="float" office:value="49.6718014423341" calcext:value-type="float">
            <text:p>49.6718014423</text:p>
          </table:table-cell>
          <table:table-cell office:value-type="string" calcext:value-type="string">
            <text:p>[{'sigma': 1.0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87.95" calcext:value-type="float">
            <text:p>3287.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3.343982906254" calcext:value-type="float">
            <text:p>783.3439829063</text:p>
          </table:table-cell>
          <table:table-cell office:value-type="float" office:value="49.5175536878685" calcext:value-type="float">
            <text:p>49.5175536879</text:p>
          </table:table-cell>
          <table:table-cell office:value-type="string" calcext:value-type="string">
            <text:p>[{'sigma': 1.0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403.25" calcext:value-type="float">
            <text:p>4403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4.907216981145" calcext:value-type="float">
            <text:p>754.9072169811</text:p>
          </table:table-cell>
          <table:table-cell office:value-type="float" office:value="49.3127229127045" calcext:value-type="float">
            <text:p>49.3127229127</text:p>
          </table:table-cell>
          <table:table-cell office:value-type="string" calcext:value-type="string">
            <text:p>[{'sigma': 1.0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41.85" calcext:value-type="float">
            <text:p>3341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3.558204635084" calcext:value-type="float">
            <text:p>793.5582046351</text:p>
          </table:table-cell>
          <table:table-cell office:value-type="float" office:value="49.3072975447924" calcext:value-type="float">
            <text:p>49.3072975448</text:p>
          </table:table-cell>
          <table:table-cell office:value-type="string" calcext:value-type="string">
            <text:p>[{'sigma': 1.6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46.95" calcext:value-type="float">
            <text:p>3746.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7.099131973172" calcext:value-type="float">
            <text:p>747.0991319732</text:p>
          </table:table-cell>
          <table:table-cell office:value-type="float" office:value="49.2031226114784" calcext:value-type="float">
            <text:p>49.2031226115</text:p>
          </table:table-cell>
          <table:table-cell office:value-type="string" calcext:value-type="string">
            <text:p>[{'sigma': 1.0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97.25" calcext:value-type="float">
            <text:p>3797.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5.065195012513" calcext:value-type="float">
            <text:p>765.0651950125</text:p>
          </table:table-cell>
          <table:table-cell office:value-type="float" office:value="49.1132594776578" calcext:value-type="float">
            <text:p>49.1132594777</text:p>
          </table:table-cell>
          <table:table-cell office:value-type="string" calcext:value-type="string">
            <text:p>[{'sigma': 1.0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03.05" calcext:value-type="float">
            <text:p>3203.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19.042941026739" calcext:value-type="float">
            <text:p>819.0429410267</text:p>
          </table:table-cell>
          <table:table-cell office:value-type="float" office:value="48.9735175386121" calcext:value-type="float">
            <text:p>48.9735175386</text:p>
          </table:table-cell>
          <table:table-cell office:value-type="string" calcext:value-type="string">
            <text:p>[{'sigma': 1.6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32.25" calcext:value-type="float">
            <text:p>3732.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2.200745621076" calcext:value-type="float">
            <text:p>772.2007456211</text:p>
          </table:table-cell>
          <table:table-cell office:value-type="float" office:value="48.5616304553627" calcext:value-type="float">
            <text:p>48.5616304554</text:p>
          </table:table-cell>
          <table:table-cell office:value-type="string" calcext:value-type="string">
            <text:p>[{'sigma': 1.6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14.55" calcext:value-type="float">
            <text:p>3314.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3.07904665938" calcext:value-type="float">
            <text:p>793.0790466594</text:p>
          </table:table-cell>
          <table:table-cell office:value-type="float" office:value="48.5366573947093" calcext:value-type="float">
            <text:p>48.5366573947</text:p>
          </table:table-cell>
          <table:table-cell office:value-type="string" calcext:value-type="string">
            <text:p>[{'sigma': 2.5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24.9" calcext:value-type="float">
            <text:p>3124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6.892541871774" calcext:value-type="float">
            <text:p>816.8925418718</text:p>
          </table:table-cell>
          <table:table-cell office:value-type="float" office:value="48.3938588600073" calcext:value-type="float">
            <text:p>48.39385886</text:p>
          </table:table-cell>
          <table:table-cell office:value-type="string" calcext:value-type="string">
            <text:p>[{'sigma': 2.5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23.4" calcext:value-type="float">
            <text:p>3723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3.066099448073" calcext:value-type="float">
            <text:p>803.0660994481</text:p>
          </table:table-cell>
          <table:table-cell office:value-type="float" office:value="48.2696147842064" calcext:value-type="float">
            <text:p>48.2696147842</text:p>
          </table:table-cell>
          <table:table-cell office:value-type="string" calcext:value-type="string">
            <text:p>[{'sigma': 2.5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02.05" calcext:value-type="float">
            <text:p>3702.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71.4215982754" calcext:value-type="float">
            <text:p>771.4215982754</text:p>
          </table:table-cell>
          <table:table-cell office:value-type="float" office:value="48.1801453518336" calcext:value-type="float">
            <text:p>48.1801453518</text:p>
          </table:table-cell>
          <table:table-cell office:value-type="string" calcext:value-type="string">
            <text:p>[{'sigma': 1.6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21.55" calcext:value-type="float">
            <text:p>3121.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45.219418641794" calcext:value-type="float">
            <text:p>745.2194186418</text:p>
          </table:table-cell>
          <table:table-cell office:value-type="float" office:value="48.0553762682452" calcext:value-type="float">
            <text:p>48.0553762682</text:p>
          </table:table-cell>
          <table:table-cell office:value-type="string" calcext:value-type="string">
            <text:p>[{'sigma': 1.0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853.25" calcext:value-type="float">
            <text:p>4853.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7.139538912912" calcext:value-type="float">
            <text:p>787.1395389129</text:p>
          </table:table-cell>
          <table:table-cell office:value-type="float" office:value="48.0454661238203" calcext:value-type="float">
            <text:p>48.0454661238</text:p>
          </table:table-cell>
          <table:table-cell office:value-type="string" calcext:value-type="string">
            <text:p>[{'sigma': 2.5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58.6" calcext:value-type="float">
            <text:p>3858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5.08757126298" calcext:value-type="float">
            <text:p>785.087571263</text:p>
          </table:table-cell>
          <table:table-cell office:value-type="float" office:value="48.0098549652362" calcext:value-type="float">
            <text:p>48.0098549652</text:p>
          </table:table-cell>
          <table:table-cell office:value-type="string" calcext:value-type="string">
            <text:p>[{'sigma': 1.6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80.9" calcext:value-type="float">
            <text:p>3780.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83.063794508865" calcext:value-type="float">
            <text:p>783.0637945089</text:p>
          </table:table-cell>
          <table:table-cell office:value-type="float" office:value="47.9245269779703" calcext:value-type="float">
            <text:p>47.924526978</text:p>
          </table:table-cell>
          <table:table-cell office:value-type="string" calcext:value-type="string">
            <text:p>[{'sigma': 1.0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77.8" calcext:value-type="float">
            <text:p>3977.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3.893747121168" calcext:value-type="float">
            <text:p>793.8937471212</text:p>
          </table:table-cell>
          <table:table-cell office:value-type="float" office:value="47.8596677533115" calcext:value-type="float">
            <text:p>47.8596677533</text:p>
          </table:table-cell>
          <table:table-cell office:value-type="string" calcext:value-type="string">
            <text:p>[{'sigma': 2.5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01.4" calcext:value-type="float">
            <text:p>3701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6.621382029975" calcext:value-type="float">
            <text:p>756.62138203</text:p>
          </table:table-cell>
          <table:table-cell office:value-type="float" office:value="47.6993929042782" calcext:value-type="float">
            <text:p>47.6993929043</text:p>
          </table:table-cell>
          <table:table-cell office:value-type="string" calcext:value-type="string">
            <text:p>[{'sigma': 1.0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7.275183332372" calcext:value-type="float">
            <text:p>787.2751833324</text:p>
          </table:table-cell>
          <table:table-cell office:value-type="float" office:value="47.6484371051483" calcext:value-type="float">
            <text:p>47.6484371051</text:p>
          </table:table-cell>
          <table:table-cell office:value-type="string" calcext:value-type="string">
            <text:p>[{'sigma': 1.6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37.35" calcext:value-type="float">
            <text:p>3337.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3.175584986889" calcext:value-type="float">
            <text:p>763.1755849869</text:p>
          </table:table-cell>
          <table:table-cell office:value-type="float" office:value="47.5964958068785" calcext:value-type="float">
            <text:p>47.5964958069</text:p>
          </table:table-cell>
          <table:table-cell office:value-type="string" calcext:value-type="string">
            <text:p>[{'sigma': 1.6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17.05" calcext:value-type="float">
            <text:p>3817.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74.44237081476" calcext:value-type="float">
            <text:p>774.4423708148</text:p>
          </table:table-cell>
          <table:table-cell office:value-type="float" office:value="47.2478879521181" calcext:value-type="float">
            <text:p>47.2478879521</text:p>
          </table:table-cell>
          <table:table-cell office:value-type="string" calcext:value-type="string">
            <text:p>[{'sigma': 1.6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179.85" calcext:value-type="float">
            <text:p>4179.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7.704448082784" calcext:value-type="float">
            <text:p>757.7044480828</text:p>
          </table:table-cell>
          <table:table-cell office:value-type="float" office:value="47.2161136638322" calcext:value-type="float">
            <text:p>47.2161136638</text:p>
          </table:table-cell>
          <table:table-cell office:value-type="string" calcext:value-type="string">
            <text:p>[{'sigma': 1.0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41.65" calcext:value-type="float">
            <text:p>3741.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8.54500130747" calcext:value-type="float">
            <text:p>838.5450013075</text:p>
          </table:table-cell>
          <table:table-cell office:value-type="float" office:value="47.2107893252061" calcext:value-type="float">
            <text:p>47.2107893252</text:p>
          </table:table-cell>
          <table:table-cell office:value-type="string" calcext:value-type="string">
            <text:p>[{'sigma': 1.6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95.580267263834" calcext:value-type="float">
            <text:p>795.5802672638</text:p>
          </table:table-cell>
          <table:table-cell office:value-type="float" office:value="47.0467296589262" calcext:value-type="float">
            <text:p>47.0467296589</text:p>
          </table:table-cell>
          <table:table-cell office:value-type="string" calcext:value-type="string">
            <text:p>[{'sigma': 2.5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21.35" calcext:value-type="float">
            <text:p>3321.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3.428550801554" calcext:value-type="float">
            <text:p>783.4285508016</text:p>
          </table:table-cell>
          <table:table-cell office:value-type="float" office:value="47.0066224881034" calcext:value-type="float">
            <text:p>47.0066224881</text:p>
          </table:table-cell>
          <table:table-cell office:value-type="string" calcext:value-type="string">
            <text:p>[{'sigma': 2.5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90.003735377081" calcext:value-type="float">
            <text:p>790.0037353771</text:p>
          </table:table-cell>
          <table:table-cell office:value-type="float" office:value="46.8591067243867" calcext:value-type="float">
            <text:p>46.8591067244</text:p>
          </table:table-cell>
          <table:table-cell office:value-type="string" calcext:value-type="string">
            <text:p>[{'sigma': 1.6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9.336752858208" calcext:value-type="float">
            <text:p>799.3367528582</text:p>
          </table:table-cell>
          <table:table-cell office:value-type="float" office:value="46.7294396274026" calcext:value-type="float">
            <text:p>46.7294396274</text:p>
          </table:table-cell>
          <table:table-cell office:value-type="string" calcext:value-type="string">
            <text:p>[{'sigma': 2.5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87.6" calcext:value-type="float">
            <text:p>3487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9.947277392299" calcext:value-type="float">
            <text:p>829.9472773923</text:p>
          </table:table-cell>
          <table:table-cell office:value-type="float" office:value="46.691739352063" calcext:value-type="float">
            <text:p>46.6917393521</text:p>
          </table:table-cell>
          <table:table-cell office:value-type="string" calcext:value-type="string">
            <text:p>[{'sigma': 2.5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79.5" calcext:value-type="float">
            <text:p>3779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72.533065879032" calcext:value-type="float">
            <text:p>772.533065879</text:p>
          </table:table-cell>
          <table:table-cell office:value-type="float" office:value="46.5649786373333" calcext:value-type="float">
            <text:p>46.5649786373</text:p>
          </table:table-cell>
          <table:table-cell office:value-type="string" calcext:value-type="string">
            <text:p>[{'sigma': 1.6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94.6" calcext:value-type="float">
            <text:p>3294.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0.683135796801" calcext:value-type="float">
            <text:p>790.6831357968</text:p>
          </table:table-cell>
          <table:table-cell office:value-type="float" office:value="46.5287334434114" calcext:value-type="float">
            <text:p>46.5287334434</text:p>
          </table:table-cell>
          <table:table-cell office:value-type="string" calcext:value-type="string">
            <text:p>[{'sigma': 1.6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262.3" calcext:value-type="float">
            <text:p>4262.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2.071780291214" calcext:value-type="float">
            <text:p>772.0717802912</text:p>
          </table:table-cell>
          <table:table-cell office:value-type="float" office:value="46.5280769760009" calcext:value-type="float">
            <text:p>46.528076976</text:p>
          </table:table-cell>
          <table:table-cell office:value-type="string" calcext:value-type="string">
            <text:p>[{'sigma': 1.6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95.25" calcext:value-type="float">
            <text:p>3695.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86.174697723404" calcext:value-type="float">
            <text:p>786.1746977234</text:p>
          </table:table-cell>
          <table:table-cell office:value-type="float" office:value="46.4752511834177" calcext:value-type="float">
            <text:p>46.4752511834</text:p>
          </table:table-cell>
          <table:table-cell office:value-type="string" calcext:value-type="string">
            <text:p>[{'sigma': 2.5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24.6" calcext:value-type="float">
            <text:p>4524.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3.835955060458" calcext:value-type="float">
            <text:p>793.8359550605</text:p>
          </table:table-cell>
          <table:table-cell office:value-type="float" office:value="46.0672720057749" calcext:value-type="float">
            <text:p>46.0672720058</text:p>
          </table:table-cell>
          <table:table-cell office:value-type="string" calcext:value-type="string">
            <text:p>[{'sigma': 2.5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127.75" calcext:value-type="float">
            <text:p>4127.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9.112391780937" calcext:value-type="float">
            <text:p>789.1123917809</text:p>
          </table:table-cell>
          <table:table-cell office:value-type="float" office:value="46.0097044257449" calcext:value-type="float">
            <text:p>46.0097044257</text:p>
          </table:table-cell>
          <table:table-cell office:value-type="string" calcext:value-type="string">
            <text:p>[{'sigma': 2.5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61.8" calcext:value-type="float">
            <text:p>3761.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02.187701820018" calcext:value-type="float">
            <text:p>802.18770182</text:p>
          </table:table-cell>
          <table:table-cell office:value-type="float" office:value="45.8811681514202" calcext:value-type="float">
            <text:p>45.8811681514</text:p>
          </table:table-cell>
          <table:table-cell office:value-type="string" calcext:value-type="string">
            <text:p>[{'sigma': 2.5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676.8" calcext:value-type="float">
            <text:p>4676.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82.938136053192" calcext:value-type="float">
            <text:p>782.9381360532</text:p>
          </table:table-cell>
          <table:table-cell office:value-type="float" office:value="45.8548315234935" calcext:value-type="float">
            <text:p>45.8548315235</text:p>
          </table:table-cell>
          <table:table-cell office:value-type="string" calcext:value-type="string">
            <text:p>[{'sigma': 1.6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82.25" calcext:value-type="float">
            <text:p>3482.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9.931688176475" calcext:value-type="float">
            <text:p>789.9316881765</text:p>
          </table:table-cell>
          <table:table-cell office:value-type="float" office:value="45.4578759783574" calcext:value-type="float">
            <text:p>45.4578759784</text:p>
          </table:table-cell>
          <table:table-cell office:value-type="string" calcext:value-type="string">
            <text:p>[{'sigma': 1.6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665.45" calcext:value-type="float">
            <text:p>4665.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9.885263524792" calcext:value-type="float">
            <text:p>789.8852635248</text:p>
          </table:table-cell>
          <table:table-cell office:value-type="float" office:value="45.3279068667231" calcext:value-type="float">
            <text:p>45.3279068667</text:p>
          </table:table-cell>
          <table:table-cell office:value-type="string" calcext:value-type="string">
            <text:p>[{'sigma': 2.5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03.9" calcext:value-type="float">
            <text:p>3603.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0.688371619854" calcext:value-type="float">
            <text:p>800.6883716199</text:p>
          </table:table-cell>
          <table:table-cell office:value-type="float" office:value="45.2011915172171" calcext:value-type="float">
            <text:p>45.2011915172</text:p>
          </table:table-cell>
          <table:table-cell office:value-type="string" calcext:value-type="string">
            <text:p>[{'sigma': 2.5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55.35" calcext:value-type="float">
            <text:p>3555.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2.075719988343" calcext:value-type="float">
            <text:p>772.0757199883</text:p>
          </table:table-cell>
          <table:table-cell office:value-type="float" office:value="44.8812088213856" calcext:value-type="float">
            <text:p>44.8812088214</text:p>
          </table:table-cell>
          <table:table-cell office:value-type="string" calcext:value-type="string">
            <text:p>[{'sigma': 1.6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085.2" calcext:value-type="float">
            <text:p>4085.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48.033469604504" calcext:value-type="float">
            <text:p>748.0334696045</text:p>
          </table:table-cell>
          <table:table-cell office:value-type="float" office:value="44.7244143062551" calcext:value-type="float">
            <text:p>44.7244143063</text:p>
          </table:table-cell>
          <table:table-cell office:value-type="string" calcext:value-type="string">
            <text:p>[{'sigma': 1.6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744.6" calcext:value-type="float">
            <text:p>4744.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6.784184556945" calcext:value-type="float">
            <text:p>796.7841845569</text:p>
          </table:table-cell>
          <table:table-cell office:value-type="float" office:value="44.6486310575954" calcext:value-type="float">
            <text:p>44.6486310576</text:p>
          </table:table-cell>
          <table:table-cell office:value-type="string" calcext:value-type="string">
            <text:p>[{'sigma': 2.5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016.45" calcext:value-type="float">
            <text:p>5016.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9.922634908698" calcext:value-type="float">
            <text:p>739.9226349087</text:p>
          </table:table-cell>
          <table:table-cell office:value-type="float" office:value="44.1463671284022" calcext:value-type="float">
            <text:p>44.1463671284</text:p>
          </table:table-cell>
          <table:table-cell office:value-type="string" calcext:value-type="string">
            <text:p>[{'sigma': 2.5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64.05" calcext:value-type="float">
            <text:p>5164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3:22:42.692922273</dc:date>
    <meta:editing-duration>PT1H14M8S</meta:editing-duration>
    <meta:editing-cycles>1</meta:editing-cycles>
    <meta:document-statistic meta:table-count="1" meta:cell-count="653" meta:object-count="0"/>
    <meta:generator>LibreOffice/5.1.6.2$Linux_X86_64 LibreOffice_project/10m0$Build-2</meta:generator>
  </office:meta>
</office:document-meta>
</file>